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Základnítext" style:family="paragraph"/>
    <style:style style:name="P22" style:parent-style-name="Základnítext" style:family="paragraph"/>
    <style:style style:name="P23" style:parent-style-name="Základnítext" style:family="paragraph"/>
    <style:style style:name="T24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/2019<text:bookmark-end text:name="Text14"/></text:p>
            <text:p text:style-name="Normální">KVOP-1895/2019<text:bookmark-end text:name="Text2"/></text:p>
            <text:p text:style-name="Normální"><text:bookmark-start text:name="Text6"/>11. 01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I. N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N.,</text:p>
      <text:p text:style-name="Základnítext">dne 27. 12. 2018<text:s/>byla do Kanceláře veřejného ochránce práv doručena Vaše žádost podle zákona č. 106/1999 Sb., o svobodném přístupu k informacím, ve znění pozdějších předpisů, kterou žádáte:</text:p>
      <text:list text:style-name="LFO4" text:continue-numbering="true">
        <text:list-item>
          <text:p text:style-name="P18">Zaslání kopií příloh podání ze dne 1. 12. 2017, KVOPP00C6A4N,</text:p>
        </text:list-item>
        <text:list-item>
          <text:p text:style-name="P19">Kopií listin doplnění ze dne 15. 2. 2017, KVOPP00C679J,</text:p>
        </text:list-item>
        <text:list-item>
          <text:p text:style-name="P20">Kopií listin doplnění ze dne 4. 5. 2017, KVOPX007MLWN.</text:p>
        </text:list-item>
      </text:list>
      <text:p text:style-name="Základnítext">Ve smyslu zákona o svobodném přístupu k informacím,<text:s/><text:span text:style-name="Silné">se</text:span><text:span text:style-name="Silné">, po nezbytné anonymizaci (v rozsahu jména podatele, bydliště podatele a dalších údajů, z nich lze přímo usuzovat na osobu podatele)</text:span><text:span text:style-name="Silné"><text:s/>poskytují níže uvedené informace</text:span>:</text:p>
      <text:p text:style-name="Základnítext">K bodu č. 1</text:p>
      <text:list text:style-name="LFO11" text:continue-numbering="true">
        <text:list-item>
          <text:p text:style-name="P21">Přílohy podnětu ze dne 1. 12. 2017, ident.dok. KVOPP00C6A4N,</text:p>
        </text:list-item>
      </text:list>
      <text:p text:style-name="Základnítext">K bodu č. 2</text:p>
      <text:list text:style-name="LFO11" text:continue-numbering="true">
        <text:list-item>
          <text:p text:style-name="P22">Podání ze dne 15. 2. 2017, ident.dok.<text:s/>KVOPP00C679J<text:s/>a jeho přílohy,</text:p>
        </text:list-item>
      </text:list>
      <text:p text:style-name="Základnítext">K bodu č. 3</text:p>
      <text:list text:style-name="LFO11" text:continue-numbering="true">
        <text:list-item>
          <text:p text:style-name="P23">Podání ze dne 4. 5. 2017, ident.dok.<text:s/>KVOPX007MLWN<text:s/>a jeho přílohy.</text:p>
        </text:list-item>
      </text:list>
      <text:p text:style-name="Základnítext">S pozdravem</text:p>
      <text:p text:style-name="podpis"/>
      <text:p text:style-name="podpis">Mgr. Petra Zdražilová v. r.</text:p>
      <text:p text:style-name="podpis">ředitelka právní sekce</text:p>
      <text:p text:style-name="podpis">(dopis je opatřen elektronickým podpisem)</text:p>
      <text:p text:style-name="Základnítext"><text:span text:style-name="T24">4 příloh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Calibri" style:font-name-asian="Times New Roman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4MUA*</text:span>*KVOPX0094MUA*</text:p>
        <text:p text:style-name="P12"><text:span text:style-name="T13">KVOPX0094MUA</text:span>KVOPX0094MUA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2-26T10:25:00Z</meta:creation-date>
    <dc:date>2019-02-26T10:25:00Z</dc:date>
    <meta:print-date>2019-01-11T09:14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68" meta:character-count="1164" meta:row-count="8" meta:non-whitespace-character-count="998"/>
  </office:meta>
</office:document-meta>
</file>